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Mt/y</text:p>
          </table:table-cell>
          <table:table-cell office:value-type="string" calcext:value-type="string">
            <text:p>Mgge/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r</text:p>
          </table:table-cell>
          <table:table-cell office:value-type="float" office:value="117" calcext:value-type="float">
            <text:p>117</text:p>
          </table:table-cell>
          <table:table-cell table:formula="of:=[.B2]*80" office:value-type="float" office:value="9360" calcext:value-type="float">
            <text:p>9360</text:p>
          </table:table-cell>
          <table:table-cell table:formula="of:=[.C2]*1000000" office:value-type="float" office:value="9360000000" calcext:value-type="float">
            <text:p>9360000000</text:p>
          </table:table-cell>
          <table:table-cell table:formula="of:=[.D2]/((SUM([.C13:.C15])*1000000000000)/[.C16])" office:value-type="float" office:value="3.98530426557362" calcext:value-type="float">
            <text:p>3.98530426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96" calcext:value-type="float">
            <text:p>96</text:p>
          </table:table-cell>
          <table:table-cell table:formula="of:=[.B3]*80" office:value-type="float" office:value="7680" calcext:value-type="float">
            <text:p>76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3" calcext:value-type="float">
            <text:p>13</text:p>
          </table:table-cell>
          <table:table-cell table:formula="of:=[.B4]*80" office:value-type="float" office:value="1040" calcext:value-type="float">
            <text:p>10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D</text:p>
          </table:table-cell>
          <table:table-cell office:value-type="float" office:value="30" calcext:value-type="float">
            <text:p>30</text:p>
          </table:table-cell>
          <table:table-cell table:formula="of:=[.B5]*80" office:value-type="float" office:value="2400" calcext:value-type="float">
            <text:p>24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4" calcext:value-type="float">
            <text:p>4</text:p>
          </table:table-cell>
          <table:table-cell table:formula="of:=[.B6]*80" office:value-type="float" office:value="320" calcext:value-type="float">
            <text:p>320</text:p>
          </table:table-cell>
          <table:table-cell table:number-columns-repeated="7"/>
        </table:table-row>
        <table:table-row table:style-name="ro2">
          <table:table-cell/>
          <table:table-cell table:formula="of:=SUM([.B2:.B6])" office:value-type="float" office:value="260" calcext:value-type="float">
            <text:p>260</text:p>
          </table:table-cell>
          <table:table-cell table:formula="of:=SUM([.C2:.C6])" office:value-type="float" office:value="20800" calcext:value-type="float">
            <text:p>20800</text:p>
          </table:table-cell>
          <table:table-cell table:number-columns-repeated="7"/>
        </table:table-row>
        <table:table-row table:style-name="ro3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TU/Gal</text:p>
          </table:table-cell>
          <table:table-cell office:value-type="string" calcext:value-type="string">
            <text:p>g/ton</text:p>
          </table:table-cell>
          <table:table-cell office:value-type="string" calcext:value-type="string">
            <text:p>total T btu</text:p>
          </table:table-cell>
          <table:table-cell office:value-type="string" calcext:value-type="string">
            <text:p>total gal</text:p>
          </table:table-cell>
        </table:table-row>
        <table:table-row table:style-name="ro2">
          <table:table-cell office:value-type="string" calcext:value-type="string">
            <text:p>Gasoline</text:p>
          </table:table-cell>
          <table:table-cell office:value-type="float" office:value="1617" calcext:value-type="float">
            <text:p>1617</text:p>
          </table:table-cell>
          <table:table-cell office:value-type="float" office:value="165" calcext:value-type="float">
            <text:p>165</text:p>
          </table:table-cell>
          <table:table-cell office:value-type="float" office:value="300" calcext:value-type="float">
            <text:p>30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25000" calcext:value-type="float">
            <text:p>125000</text:p>
          </table:table-cell>
          <table:table-cell office:value-type="float" office:value="80" calcext:value-type="float">
            <text:p>80</text:p>
          </table:table-cell>
          <table:table-cell table:formula="of:=SUM([.B13:.F13])" office:value-type="float" office:value="2217" calcext:value-type="float">
            <text:p>2217</text:p>
          </table:table-cell>
          <table:table-cell table:formula="of:=([.I13]*1000000000000)/[.G13]" office:value-type="float" office:value="17736000000" calcext:value-type="float">
            <text:p>17736000000</text:p>
          </table:table-cell>
        </table:table-row>
        <table:table-row table:style-name="ro2">
          <table:table-cell office:value-type="string" calcext:value-type="string">
            <text:p>Diesel</text:p>
          </table:table-cell>
          <table:table-cell office:value-type="float" office:value="518" calcext:value-type="float">
            <text:p>518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29500" calcext:value-type="float">
            <text:p>129500</text:p>
          </table:table-cell>
          <table:table-cell office:value-type="float" office:value="80" calcext:value-type="float">
            <text:p>80</text:p>
          </table:table-cell>
          <table:table-cell table:formula="of:=SUM([.B14:.F14])" office:value-type="float" office:value="875" calcext:value-type="float">
            <text:p>875</text:p>
          </table:table-cell>
          <table:table-cell table:formula="of:=([.I14]*1000000000000)/[.G14]" office:value-type="float" office:value="6756756756.75676" calcext:value-type="float">
            <text:p>6756756756.75676</text:p>
          </table:table-cell>
        </table:table-row>
        <table:table-row table:style-name="ro2">
          <table:table-cell office:value-type="string" calcext:value-type="string">
            <text:p>Jet</text:p>
          </table:table-cell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.3</text:p>
          </table:table-cell>
          <table:table-cell office:value-type="float" office:value="128000" calcext:value-type="float">
            <text:p>128000</text:p>
          </table:table-cell>
          <table:table-cell office:value-type="float" office:value="80" calcext:value-type="float">
            <text:p>80</text:p>
          </table:table-cell>
          <table:table-cell table:formula="of:=SUM([.B15:.F15])" office:value-type="float" office:value="715.3" calcext:value-type="float">
            <text:p>715.3</text:p>
          </table:table-cell>
          <table:table-cell table:formula="of:=([.I15]*1000000000000)/[.G15]" office:value-type="float" office:value="5588281250" calcext:value-type="float">
            <text:p>5588281250</text:p>
          </table:table-cell>
        </table:table-row>
        <table:table-row table:style-name="ro1">
          <table:table-cell office:value-type="string" calcext:value-type="string">
            <text:p>wavg btu/gal</text:p>
          </table:table-cell>
          <table:table-cell table:formula="of:=(([.$G$13]*[.B13])+([.$G$14]*[.B14])+([.$G$15]*[.B15]))/SUM([.B13:.B15])" office:value-type="float" office:value="126474.157303371" calcext:value-type="float">
            <text:p>126474.157303371</text:p>
          </table:table-cell>
          <table:table-cell table:formula="of:=(([.$G$13]*[.C13])+([.$G$14]*[.C14])+([.$G$15]*[.C15]))/SUM([.C13:.C15])" office:value-type="float" office:value="126882.55033557" calcext:value-type="float">
            <text:p>126882.55033557</text:p>
          </table:table-cell>
          <table:table-cell table:formula="of:=(([.$G$13]*[.D13])+([.$G$14]*[.D14])+([.$G$15]*[.D15]))/SUM([.D13:.D15])" office:value-type="float" office:value="126722.935779817" calcext:value-type="float">
            <text:p>126722.935779817</text:p>
          </table:table-cell>
          <table:table-cell table:formula="of:=(([.$G$13]*[.E13])+([.$G$14]*[.E14])+([.$G$15]*[.E15]))/SUM([.E13:.E15])" office:value-type="float" office:value="127129.310344828" calcext:value-type="float">
            <text:p>127129.310344828</text:p>
          </table:table-cell>
          <table:table-cell table:formula="of:=(([.$G$13]*[.F13])+([.$G$14]*[.F14])+([.$G$15]*[.F15]))/SUM([.F13:.F15])" office:value-type="float" office:value="127301.74563591" calcext:value-type="float">
            <text:p>127301.74563591</text:p>
          </table:table-cell>
          <table:table-cell table:number-columns-repeated="3"/>
          <table:table-cell table:formula="of:=SUM([.J13:.J15])" office:value-type="float" office:value="30081038006.7568" calcext:value-type="float">
            <text:p>30081038006.7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Tittmann</meta:initial-creator>
    <meta:creation-date>2015-04-06T10:07:23.505407275</meta:creation-date>
    <dc:date>2015-04-10T08:50:37.045572641</dc:date>
    <dc:creator>Peter Tittmann</dc:creator>
    <meta:editing-duration>P3DT16H40M5S</meta:editing-duration>
    <meta:editing-cycles>1</meta:editing-cycles>
    <meta:document-statistic meta:table-count="1" meta:cell-count="67" meta:object-count="0"/>
    <meta:generator>LibreOffice/4.1.3.2$Linux_X86_64 LibreOffice_project/410m0$Build-2</meta:generator>
  </office:meta>
</office:document-meta>
</file>